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fo:language="en" fo:country="US"/>
    </style:style>
    <style:style style:name="T14" style:parent-style-name="DefaultParagraphFont" style:family="text">
      <style:text-properties fo:font-style="italic" style:font-style-asian="italic"/>
    </style:style>
    <style:style style:name="T15" style:parent-style-name="DefaultParagraphFont" style:family="text">
      <style:text-properties fo:font-weight="bold" style:font-weight-asian="bold" fo:font-style="italic" style:font-style-asian="italic"/>
    </style:style>
    <style:style style:name="T16" style:parent-style-name="DefaultParagraphFont" style:family="text">
      <style:text-properties fo:font-style="italic" style:font-style-asian="italic"/>
    </style:style>
    <style:style style:name="T17" style:parent-style-name="DefaultParagraphFont" style:family="text">
      <style:text-properties fo:font-style="italic" style:font-style-asian="italic"/>
    </style:style>
    <style:style style:name="P18" style:parent-style-name="Standard" style:family="paragraph">
      <style:text-properties fo:font-style="italic" style:font-style-asian="italic"/>
    </style:style>
    <style:style style:name="T19" style:parent-style-name="DefaultParagraphFont" style:family="text">
      <style:text-properties fo:font-weight="bold" style:font-weight-asian="bold"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fo:language="en" fo:country="US"/>
    </style:style>
    <style:style style:name="T22" style:parent-style-name="DefaultParagraphFont" style:family="text">
      <style:text-properties fo:font-style="italic" style:font-style-asian="italic"/>
    </style:style>
    <style:style style:name="T23" style:parent-style-name="DefaultParagraphFont" style:family="text">
      <style:text-properties fo:font-weight="bold" style:font-weight-asian="bold" fo:font-style="italic" style:font-style-asian="italic"/>
    </style:style>
    <style:style style:name="T24" style:parent-style-name="DefaultParagraphFont" style:family="text">
      <style:text-properties fo:font-style="italic" style:font-style-asian="italic"/>
    </style:style>
    <style:style style:name="P25" style:parent-style-name="Standard" style:family="paragraph">
      <style:text-properties fo:font-style="italic" style:font-style-asian="italic"/>
    </style:style>
    <style:style style:name="T26" style:parent-style-name="DefaultParagraphFont" style:family="text">
      <style:text-properties fo:font-weight="bold" style:font-weight-asian="bold"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fo:language="en" fo:country="US"/>
    </style:style>
    <style:style style:name="T29" style:parent-style-name="DefaultParagraphFont" style:family="text">
      <style:text-properties fo:font-style="italic" style:font-style-asian="italic" fo:language="en" fo:country="US"/>
    </style:style>
    <style:style style:name="T30" style:parent-style-name="DefaultParagraphFont" style:family="text">
      <style:text-properties fo:font-style="italic" style:font-style-asian="italic"/>
    </style:style>
    <style:style style:name="T31" style:parent-style-name="DefaultParagraphFont" style:family="text">
      <style:text-properties fo:font-weight="bold" style:font-weight-asian="bold" fo:font-style="italic" style:font-style-asian="italic"/>
    </style:style>
    <style:style style:name="T32" style:parent-style-name="DefaultParagraphFont" style:family="text">
      <style:text-properties fo:font-style="italic" style:font-style-asian="italic"/>
    </style:style>
    <style:style style:name="P33" style:parent-style-name="Standard" style:family="paragraph">
      <style:text-properties fo:font-style="italic" style:font-style-asian="italic"/>
    </style:style>
    <style:style style:name="T34" style:parent-style-name="DefaultParagraphFont" style:family="text">
      <style:text-properties fo:font-weight="bold" style:font-weight-asian="bold" fo:font-style="italic" style:font-style-asian="italic"/>
    </style:style>
    <style:style style:name="T35" style:parent-style-name="DefaultParagraphFont" style:family="text">
      <style:text-properties fo:font-style="italic" style:font-style-asian="italic"/>
    </style:style>
    <style:style style:name="T36" style:parent-style-name="DefaultParagraphFont" style:family="text">
      <style:text-properties fo:font-style="italic" style:font-style-asian="italic" fo:language="en" fo:country="US"/>
    </style:style>
    <style:style style:name="T37" style:parent-style-name="DefaultParagraphFont" style:family="text">
      <style:text-properties fo:font-style="italic" style:font-style-asian="italic" fo:language="en" fo:country="US"/>
    </style:style>
    <style:style style:name="T38" style:parent-style-name="DefaultParagraphFont" style:family="text">
      <style:text-properties fo:font-style="italic" style:font-style-asian="italic" fo:language="en" fo:country="US"/>
    </style:style>
    <style:style style:name="T39" style:parent-style-name="DefaultParagraphFont" style:family="text">
      <style:text-properties fo:font-style="italic" style:font-style-asian="italic"/>
    </style:style>
    <style:style style:name="T40" style:parent-style-name="DefaultParagraphFont" style:family="text">
      <style:text-properties fo:font-weight="bold" style:font-weight-asian="bold" fo:font-style="italic" style:font-style-asian="italic"/>
    </style:style>
    <style:style style:name="T41" style:parent-style-name="DefaultParagraphFont" style:family="text">
      <style:text-properties fo:font-style="italic" style:font-style-asian="italic"/>
    </style:style>
    <style:style style:name="T42" style:parent-style-name="DefaultParagraphFont" style:family="text">
      <style:text-properties fo:font-style="italic" style:font-style-asian="italic"/>
    </style:style>
    <style:style style:name="P43" style:parent-style-name="Standard" style:family="paragraph">
      <style:text-properties fo:font-style="italic" style:font-style-asian="italic"/>
    </style:style>
    <style:style style:name="T44" style:parent-style-name="DefaultParagraphFont" style:family="text">
      <style:text-properties fo:font-weight="bold" style:font-weight-asian="bold" fo:font-style="italic" style:font-style-asian="italic"/>
    </style:style>
    <style:style style:name="T45" style:parent-style-name="DefaultParagraphFont" style:family="text">
      <style:text-properties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style="italic" style:font-style-asian="italic"/>
    </style:style>
    <style:style style:name="T48" style:parent-style-name="DefaultParagraphFont" style:family="text">
      <style:text-properties fo:font-weight="bold" style:font-weight-asian="bold"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style="italic" style:font-style-asian="italic"/>
    </style:style>
    <style:style style:name="P52" style:parent-style-name="Standard" style:family="paragraph">
      <style:text-properties fo:font-style="italic" style:font-style-asian="italic"/>
    </style:style>
    <style:style style:name="T53" style:parent-style-name="DefaultParagraphFont" style:family="text">
      <style:text-properties fo:font-weight="bold" style:font-weight-asian="bold" fo:font-style="italic" style:font-style-asian="italic"/>
    </style:style>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fo:language="en" fo:country="US"/>
    </style:style>
    <style:style style:name="T56" style:parent-style-name="DefaultParagraphFont" style:family="text">
      <style:text-properties fo:font-style="italic" style:font-style-asian="italic"/>
    </style:style>
    <style:style style:name="T57" style:parent-style-name="DefaultParagraphFont" style:family="text">
      <style:text-properties fo:font-style="italic" style:font-style-asian="italic" fo:language="en" fo:country="US"/>
    </style:style>
    <style:style style:name="T58" style:parent-style-name="DefaultParagraphFont" style:family="text">
      <style:text-properties fo:font-style="italic" style:font-style-asian="italic"/>
    </style:style>
    <style:style style:name="T59" style:parent-style-name="DefaultParagraphFont" style:family="text">
      <style:text-properties fo:font-weight="bold" style:font-weight-asian="bold" fo:font-style="italic" style:font-style-asian="italic"/>
    </style:style>
    <style:style style:name="T60" style:parent-style-name="DefaultParagraphFont" style:family="text">
      <style:text-properties fo:font-style="italic" style:font-style-asian="italic"/>
    </style:style>
    <style:style style:name="T61" style:parent-style-name="DefaultParagraphFont" style:family="text">
      <style:text-properties fo:font-style="italic" style:font-style-asian="italic"/>
    </style:style>
    <style:style style:name="T62" style:parent-style-name="DefaultParagraphFont" style:family="text">
      <style:text-properties fo:font-style="italic" style:font-style-asian="italic"/>
    </style:style>
    <style:style style:name="P63" style:parent-style-name="Standard" style:family="paragraph">
      <style:text-properties fo:font-style="italic" style:font-style-asian="italic"/>
    </style:style>
    <style:style style:name="T64" style:parent-style-name="DefaultParagraphFont" style:family="text">
      <style:text-properties fo:font-weight="bold" style:font-weight-asian="bold" fo:font-style="italic" style:font-style-asian="italic"/>
    </style:style>
    <style:style style:name="T65" style:parent-style-name="DefaultParagraphFont" style:family="text">
      <style:text-properties fo:font-style="italic" style:font-style-asian="italic"/>
    </style:style>
    <style:style style:name="T66" style:parent-style-name="DefaultParagraphFont" style:family="text">
      <style:text-properties fo:font-style="italic" style:font-style-asian="italic" fo:language="en" fo:country="US"/>
    </style:style>
    <style:style style:name="T67" style:parent-style-name="DefaultParagraphFont" style:family="text">
      <style:text-properties fo:font-style="italic" style:font-style-asian="italic"/>
    </style:style>
    <style:style style:name="T68" style:parent-style-name="DefaultParagraphFont" style:family="text">
      <style:text-properties fo:font-weight="bold" style:font-weight-asian="bold"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style:style>
    <style:style style:name="P71" style:parent-style-name="Standard" style:family="paragraph">
      <style:text-properties fo:font-style="italic" style:font-style-asian="italic"/>
    </style:style>
    <style:style style:name="T72" style:parent-style-name="DefaultParagraphFont" style:family="text">
      <style:text-properties fo:font-weight="bold" style:font-weight-asian="bold"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style="italic" style:font-style-asian="italic" fo:language="en" fo:country="US"/>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weight="bold" style:font-weight-asian="bold"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style:style>
    <style:style style:name="P81" style:parent-style-name="Standard" style:family="paragraph">
      <style:text-properties fo:font-style="italic" style:font-style-asian="italic"/>
    </style:style>
    <style:style style:name="T82" style:parent-style-name="DefaultParagraphFont" style:family="text">
      <style:text-properties fo:font-weight="bold" style:font-weight-asian="bold"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weight="bold" style:font-weight-asian="bold" fo:font-style="italic" style:font-style-asian="italic"/>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style:style>
    <style:style style:name="P87" style:parent-style-name="Standard" style:family="paragraph">
      <style:text-properties fo:font-style="italic" style:font-style-asian="italic"/>
    </style:style>
    <style:style style:name="T88" style:parent-style-name="DefaultParagraphFont" style:family="text">
      <style:text-properties fo:font-weight="bold" style:font-weight-asian="bold" fo:font-style="italic" style:font-style-asian="italic"/>
    </style:style>
    <style:style style:name="T89" style:parent-style-name="DefaultParagraphFont" style:family="text">
      <style:text-properties fo:font-style="italic" style:font-style-asian="italic"/>
    </style:style>
    <style:style style:name="T90" style:parent-style-name="DefaultParagraphFont" style:family="text">
      <style:text-properties fo:font-style="italic" style:font-style-asian="italic" fo:language="en" fo:country="US"/>
    </style:style>
    <style:style style:name="T91" style:parent-style-name="DefaultParagraphFont" style:family="text">
      <style:text-properties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weight="bold" style:font-weight-asian="bold" fo:font-style="italic" style:font-style-asian="italic"/>
    </style:style>
    <style:style style:name="T94" style:parent-style-name="DefaultParagraphFont" style:family="text">
      <style:text-properties fo:font-style="italic" style:font-style-asian="italic"/>
    </style:style>
    <style:style style:name="T95" style:parent-style-name="DefaultParagraphFont" style:family="text">
      <style:text-properties fo:font-style="italic" style:font-style-asian="italic"/>
    </style:style>
    <style:style style:name="P96" style:parent-style-name="Standard" style:family="paragraph">
      <style:text-properties fo:font-style="italic" style:font-style-asian="italic"/>
    </style:style>
    <style:style style:name="T97" style:parent-style-name="DefaultParagraphFont" style:family="text">
      <style:text-properties fo:font-weight="bold" style:font-weight-asian="bold" fo:font-style="italic" style:font-style-asian="italic"/>
    </style:style>
    <style:style style:name="T98" style:parent-style-name="DefaultParagraphFont" style:family="text">
      <style:text-properties fo:font-style="italic" style:font-style-asian="italic"/>
    </style:style>
    <style:style style:name="T99" style:parent-style-name="DefaultParagraphFont" style:family="text">
      <style:text-properties fo:font-style="italic" style:font-style-asian="italic"/>
    </style:style>
    <style:style style:name="T100" style:parent-style-name="DefaultParagraphFont" style:family="text">
      <style:text-properties fo:font-weight="bold" style:font-weight-asian="bold" fo:font-style="italic" style:font-style-asian="italic"/>
    </style:style>
    <style:style style:name="T101" style:parent-style-name="DefaultParagraphFont" style:family="text">
      <style:text-properties fo:font-style="italic" style:font-style-asian="italic"/>
    </style:style>
    <style:style style:name="T102"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text:s/></text:span><text:span text:style-name="T9">bought 3–4 years ago, and our team has been using the tool to analyse data and generate insights.</text:span></text:p>
      <text:p text:style-name="P10"/>
      <text:p text:style-name="Standard"><text:span text:style-name="T11">CD:</text:span><text:span text:style-name="T12"><text:s/>---</text:span><text:span text:style-name="T13"><text:s/>Data Churn is difficult to use when compared to Data Fire</text:span><text:span text:style-name="T14">-------?</text:span></text:p>
      <text:p text:style-name="Standard"><text:span text:style-name="T15">HU:</text:span><text:span text:style-name="T16"><text:s/>It is a difficult tool to use, I must admit, but the team has learnt how to mak</text:span><text:span text:style-name="T17">e the most of it.</text:span></text:p>
      <text:p text:style-name="P18"/>
      <text:p text:style-name="Standard"><text:span text:style-name="T19">CD:</text:span><text:span text:style-name="T20"><text:s/>---</text:span><text:span text:style-name="T21">Data Churn is outdated and so you can use Data Fire</text:span><text:span text:style-name="T22">?</text:span></text:p>
      <text:p text:style-name="Standard"><text:span text:style-name="T23">HU:</text:span><text:span text:style-name="T24"><text:s/>It does not affect us much. We have trained a team of five people on how to use Data Churn effectively.</text:span></text:p>
      <text:p text:style-name="P25"/>
      <text:p text:style-name="Standard"><text:span text:style-name="T26">CD:</text:span><text:span text:style-name="T27"><text:s/>---</text:span><text:span text:style-name="T28">Did you have additional employees in your company because if<text:s/></text:span><text:span text:style-name="T29">somebody quits the job</text:span><text:span text:style-name="T30">-?</text:span></text:p>
      <text:p text:style-name="Standard"><text:span text:style-name="T31">HU:</text:span><text:span text:style-name="T32"><text:s/>Not much. The requests pile up only when one of the five members quits our organisation and we are waiting for a new member to be trained on Data Churn.</text:span></text:p>
      <text:p text:style-name="P33"/>
      <text:p text:style-name="Standard"><text:span text:style-name="T34">CD:</text:span><text:span text:style-name="T35"><text:s/>-----</text:span><text:span text:style-name="T36">So, the team members<text:s/></text:span><text:span text:style-name="T37">like the work</text:span><text:span text:style-name="T38"><text:s/>using Data Chum</text:span><text:span text:style-name="T39">-?</text:span></text:p>
      <text:p text:style-name="Standard"><text:span text:style-name="T40">HU:</text:span><text:span text:style-name="T41"><text:s/>Yes, our t</text:span><text:span text:style-name="T42">eam members certainly do not like using Data Churn and tend to quit within 12–18 months.</text:span></text:p>
      <text:p text:style-name="P43"/>
      <text:p text:style-name="Standard"><text:span text:style-name="T44">CD:</text:span><text:span text:style-name="T45"><text:s/></text:span><text:span text:style-name="T46">What is the time frame for getting trained on Data Chum and is the training cost high</text:span><text:span text:style-name="T47">?</text:span></text:p>
      <text:p text:style-name="Standard"><text:span text:style-name="T48">HU:</text:span><text:span text:style-name="T49"><text:s/>It takes 4–6 weeks of training for a new team member to use Data Churn competently. So, that is at least 1.5 months of salary incurred as<text:s/></text:span><text:span text:style-name="T50">training cost. In addition to that, we also make a separate payment for the new team member to complete certain training projects, certifications and quizzes provided by Data Churn, which costs about a month’s salary of a team member. So yes, our training<text:s/></text:span><text:span text:style-name="T51">cost is quite high. And so far in this year, we have trained six new members because of employee attrition.</text:span></text:p>
      <text:p text:style-name="P52"/>
      <text:p text:style-name="Standard"><text:span text:style-name="T53">CD:</text:span><text:span text:style-name="T54"><text:s/></text:span><text:span text:style-name="T55"><text:s/></text:span><text:span text:style-name="T56">---</text:span><text:span text:style-name="T57">How can you people manage work while some persons are I training<text:s/></text:span><text:span text:style-name="T58">-------------?</text:span></text:p>
      <text:p text:style-name="Standard"><text:span text:style-name="T59">HU:</text:span><text:span text:style-name="T60"><text:s/>Data Churn offers services as well, wherein they provid</text:span><text:span text:style-name="T61">e us one of their trained employees as an additional team member when one of our team members leaves and we are in the process of training a new one. But they charge really high rates for it, which is about three times what we pay our team members. So, we<text:s/></text:span><text:span text:style-name="T62">either use that option to handle heavy workloads when we are short-handed, or we pay overtime for the existing trained team members.</text:span></text:p>
      <text:p text:style-name="P63"/>
      <text:p text:style-name="Standard"><text:span text:style-name="T64">CD:</text:span><text:span text:style-name="T65"><text:s/>--</text:span><text:span text:style-name="T66">So, You can pay overtime Salary to the team members</text:span><text:span text:style-name="T67">--?</text:span></text:p>
      <text:p text:style-name="Standard"><text:span text:style-name="T68">HD:</text:span><text:span text:style-name="T69"><text:s/>Yes, our overtime pay rate is double the normal salary. B</text:span><text:span text:style-name="T70">ut even with overtime pay, the existing team members are not willing to do the extra work, which leads to further attrition.</text:span></text:p>
      <text:p text:style-name="P71"/>
      <text:p text:style-name="Standard"><text:span text:style-name="T72">CD:</text:span><text:span text:style-name="T73"><text:s/>Got it. But when you employ</text:span><text:span text:style-name="T74">ee</text:span><text:span text:style-name="T75"><text:s/>contractors from Data Churn, who do not know your data as well as your team members, does<text:s/></text:span><text:span text:style-name="T76">that not affect the quality of the work?</text:span></text:p>
      <text:p text:style-name="Standard"><text:span text:style-name="T77">HU:</text:span><text:span text:style-name="T78"><text:s/>Absolutely, data knowledge is key to our work. So, when we employ Data Churn<text:s/></text:span><text:soft-page-break/><text:span text:style-name="T79">contractors, the quality of their analysis and insights is not as good as what our team members would produce because the former do no</text:span><text:span text:style-name="T80">t have in-depth knowledge of our data. Because of this, our existing team members need to <text:s/>review their work, which leads to duplication of effort.</text:span></text:p>
      <text:p text:style-name="P81"/>
      <text:p text:style-name="Standard"><text:span text:style-name="T82">CD:</text:span><text:span text:style-name="T83"><text:s/>-----------------</text:span></text:p>
      <text:p text:style-name="Standard"><text:span text:style-name="T84">HU:</text:span><text:span text:style-name="T85"><text:s/>Tell me about it! I keep getting escalations every other day from the heads of va</text:span><text:span text:style-name="T86">rious departments that my team is not functioning optimally. I wish I could get some peace of mind at times. Data Churn is certainly not helping our case!</text:span></text:p>
      <text:p text:style-name="P87"/>
      <text:p text:style-name="Standard"><text:span text:style-name="T88">CD:</text:span><text:span text:style-name="T89"><text:s/>---</text:span><text:span text:style-name="T90">Is team will response for the work from different departments</text:span><text:span text:style-name="T91">--------------------------------</text:span><text:span text:style-name="T92">-?</text:span></text:p>
      <text:p text:style-name="Standard"><text:span text:style-name="T93">HU:</text:span><text:span text:style-name="T94"><text:s/>It definitely does. Our business is becoming more and more data driven, and all the departments are highly reliant on us to provide on-time quality insights. Else, their decisions are delayed or are sub-optimal. Just last week, the Head of Marketing</text:span><text:span text:style-name="T95"><text:s/>was on my case on the phone, talking about how their marketing campaign was delayed by more than two weeks during the peak season because my team could not share insights on which stores are to be targeted for the campaign.</text:span></text:p>
      <text:p text:style-name="P96"/>
      <text:p text:style-name="Standard"><text:span text:style-name="T97">CD:</text:span><text:span text:style-name="T98"><text:s/>It sounds like Data Churn<text:s/></text:span><text:span text:style-name="T99">is causing employee attrition, high training costs, high overtime costs, high contractor costs, low-quality output, duplication of effort and delays, thus affecting critical business decisions. Is that a fair summary?</text:span></text:p>
      <text:p text:style-name="Standard"><text:span text:style-name="T100">HU:</text:span><text:span text:style-name="T101"><text:s/>Looks like Data Churn is indeed a<text:s/></text:span><text:span text:style-name="T102">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ntosh Kumar MG</meta:initial-creator>
    <dc:creator>Santosh Kumar MG</dc:creator>
    <meta:creation-date>2021-10-30T05:32:00Z</meta:creation-date>
    <dc:date>2021-10-31T02:40:00Z</dc:date>
    <meta:template xlink:href="Normal" xlink:type="simple"/>
    <meta:editing-cycles>3</meta:editing-cycles>
    <meta:editing-duration>PT420S</meta:editing-duration>
    <meta:document-statistic meta:page-count="2" meta:paragraph-count="8" meta:word-count="620" meta:character-count="4147" meta:row-count="29" meta:non-whitespace-character-count="3535"/>
  </office:meta>
</office:document-meta>
</file>